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ente(Nome, <text:span text:style-name="T1">NIF</text:span>, Morada, Localidade)</text:p>
      <text:p text:style-name="Standard">Jardim(Nome, Morada, Localidade, Área)</text:p>
      <text:p text:style-name="Standard">Propriedade(<text:span text:style-name="T1">Jardim</text:span>-&gt;Jardim, Proprideade)</text:p>
      <text:p text:style-name="Standard">TipoDePlanta(NomeComum, <text:span text:style-name="T1">NomeCientífico</text:span></text:p>
      <text:p text:style-name="Standard"><text:span text:style-name="T2">Informação(</text:span><text:span text:style-name="T1">Jardim</text:span><text:span text:style-name="T2">-&gt;Jardim, </text:span><text:span text:style-name="T1">Tipo</text:span><text:span text:style-name="T2">-&gt;TipoDePlanta, Quantidade, Área Ocupada)</text:span></text:p>
      <text:p text:style-name="Standard"><text:span text:style-name="T2">Afeta(</text:span><text:span text:style-name="T1">Tipo</text:span><text:span text:style-name="T2">-&gt;TipoDePlanta, </text:span><text:span text:style-name="T1">Praga</text:span><text:span text:style-name="T2">-&gt;Praga)</text:span></text:p>
      <text:p text:style-name="Standard"><text:span text:style-name="T2">Praga(</text:span><text:span text:style-name="T1">Nome</text:span><text:span text:style-name="T2">)</text:span></text:p>
      <text:p text:style-name="Standard"><text:span text:style-name="T2">Tratamento(</text:span><text:span text:style-name="T1">Tratamento)</text:span></text:p>
      <text:p text:style-name="Standard"><text:span text:style-name="T2">Época(</text:span><text:span text:style-name="T1">DataInício</text:span><text:span text:style-name="T2">, </text:span><text:span text:style-name="T1">DataFim</text:span><text:span text:style-name="T2">)</text:span></text:p>
      <text:p text:style-name="Standard"><text:span text:style-name="T2">TratamentoPragaÉpoca(Época-&gt;Época,</text:span><text:span text:style-name="T1">Praga</text:span><text:span text:style-name="T2">-&gt;Praga,</text:span><text:span text:style-name="T1">Tratamento</text:span><text:span text:style-name="T2">-&gt;Tratamento)</text:span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1:10:31.119767148</meta:creation-date>
    <meta:generator>LibreOffice/7.0.4.2$Linux_X86_64 LibreOffice_project/00$Build-2</meta:generator>
    <dc:date>2021-03-01T11:29:46.613227925</dc:date>
    <meta:editing-duration>PT4M46S</meta:editing-duration>
    <meta:editing-cycles>1</meta:editing-cycles>
    <meta:document-statistic meta:table-count="0" meta:image-count="0" meta:object-count="0" meta:page-count="1" meta:paragraph-count="10" meta:word-count="24" meta:character-count="394" meta:non-whitespace-character-count="380"/>
  </office:meta>
</office:document-meta>
</file>